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0.7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5107"/>
    <style:style style:name="ce2" style:family="table-cell" style:parent-style-name="Default" style:data-style-name="N5106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number-columns-repeated="4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2"/>
        <table:table-column table:style-name="co3" table:default-cell-style-name="Default"/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 office:value-type="string">
            <text:p>MandelBrot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>
            <text:p>Ejecuciones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3" office:value-type="string">
            <text:p>Media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0.4698">
            <text:p>10.470</text:p>
          </table:table-cell>
          <table:table-cell table:style-name="ce1" office:value-type="float" office:value="10.489">
            <text:p>10.489</text:p>
          </table:table-cell>
          <table:table-cell table:style-name="ce1" office:value-type="float" office:value="10.473">
            <text:p>10.473</text:p>
          </table:table-cell>
          <table:table-cell table:formula="oooc:=AVERAGE([.B4:.D4])" office:value-type="float" office:value="10.4772666666667">
            <text:p>10.4773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MandelCol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2">
          <table:table-cell office:value-type="string">
            <text:p>Xvi</text:p>
          </table:table-cell>
          <table:table-cell table:style-name="Default" office:value-type="string">
            <text:p>Ejecuciones</text:p>
          </table:table-cell>
          <table:table-cell table:style-name="Default" table:number-columns-repeated="3"/>
          <table:table-cell/>
          <table:table-cell office:value-type="string">
            <text:p>Ox0</text:p>
          </table:table-cell>
          <table:table-cell table:style-name="Default" office:value-type="string">
            <text:p>Ejecuciones</text:p>
          </table:table-cell>
          <table:table-cell table:style-name="Default" table:number-columns-repeated="3"/>
          <table:table-cell/>
          <table:table-cell office:value-type="string">
            <text:p>N0</text:p>
          </table:table-cell>
          <table:table-cell table:style-name="Default" office:value-type="string">
            <text:p>Ejecuciones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Tiras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3" office:value-type="string">
            <text:p>Media</text:p>
          </table:table-cell>
          <table:table-cell/>
          <table:table-cell office:value-type="string">
            <text:p>Tiras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3" office:value-type="string">
            <text:p>Media</text:p>
          </table:table-cell>
          <table:table-cell/>
          <table:table-cell office:value-type="string">
            <text:p>Tiras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3" office:value-type="string">
            <text:p>Media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9.9261">
            <text:p>9.9261</text:p>
          </table:table-cell>
          <table:table-cell office:value-type="float" office:value="9.8845">
            <text:p>9.8845</text:p>
          </table:table-cell>
          <table:table-cell office:value-type="float" office:value="9.8789">
            <text:p>9.8789</text:p>
          </table:table-cell>
          <table:table-cell table:formula="oooc:=AVERAGE([.B9:.D9])" office:value-type="float" office:value="9.8965">
            <text:p>9.8965</text:p>
          </table:table-cell>
          <table:table-cell/>
          <table:table-cell office:value-type="float" office:value="600">
            <text:p>600</text:p>
          </table:table-cell>
          <table:table-cell office:value-type="float" office:value="24.1762">
            <text:p>24.1762</text:p>
          </table:table-cell>
          <table:table-cell office:value-type="float" office:value="23.8639">
            <text:p>23.8639</text:p>
          </table:table-cell>
          <table:table-cell office:value-type="float" office:value="23.8414">
            <text:p>23.8414</text:p>
          </table:table-cell>
          <table:table-cell table:formula="oooc:=AVERAGE([.H9:.J9])" office:value-type="float" office:value="23.9605">
            <text:p>23.9605</text:p>
          </table:table-cell>
          <table:table-cell/>
          <table:table-cell office:value-type="float" office:value="600">
            <text:p>600</text:p>
          </table:table-cell>
          <table:table-cell office:value-type="float" office:value="11.9">
            <text:p>11.9000</text:p>
          </table:table-cell>
          <table:table-cell office:value-type="float" office:value="11.8703">
            <text:p>11.8703</text:p>
          </table:table-cell>
          <table:table-cell office:value-type="float" office:value="12.19">
            <text:p>12.1900</text:p>
          </table:table-cell>
          <table:table-cell table:formula="oooc:=AVERAGE([.N9:.P9])" office:value-type="float" office:value="11.9867666666667">
            <text:p>11.986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.16">
            <text:p>9.1600</text:p>
          </table:table-cell>
          <table:table-cell office:value-type="float" office:value="9.1814">
            <text:p>9.1814</text:p>
          </table:table-cell>
          <table:table-cell office:value-type="float" office:value="9.1744">
            <text:p>9.1744</text:p>
          </table:table-cell>
          <table:table-cell table:formula="oooc:=AVERAGE([.B10:.D10])" office:value-type="float" office:value="9.17193333333333">
            <text:p>9.1719</text:p>
          </table:table-cell>
          <table:table-cell/>
          <table:table-cell office:value-type="float" office:value="300">
            <text:p>300</text:p>
          </table:table-cell>
          <table:table-cell office:value-type="float" office:value="22.3084">
            <text:p>22.3084</text:p>
          </table:table-cell>
          <table:table-cell office:value-type="float" office:value="22.3815">
            <text:p>22.3815</text:p>
          </table:table-cell>
          <table:table-cell office:value-type="float" office:value="22.2753">
            <text:p>22.2753</text:p>
          </table:table-cell>
          <table:table-cell table:formula="oooc:=AVERAGE([.H10:.J10])" office:value-type="float" office:value="22.3217333333333">
            <text:p>22.3217</text:p>
          </table:table-cell>
          <table:table-cell/>
          <table:table-cell office:value-type="float" office:value="300">
            <text:p>300</text:p>
          </table:table-cell>
          <table:table-cell office:value-type="float" office:value="10.6217">
            <text:p>10.6217</text:p>
          </table:table-cell>
          <table:table-cell office:value-type="float" office:value="10.5284">
            <text:p>10.5284</text:p>
          </table:table-cell>
          <table:table-cell office:value-type="float" office:value="10.5782">
            <text:p>10.5782</text:p>
          </table:table-cell>
          <table:table-cell table:formula="oooc:=AVERAGE([.N10:.P10])" office:value-type="float" office:value="10.5761">
            <text:p>10.57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.3155">
            <text:p>8.3155</text:p>
          </table:table-cell>
          <table:table-cell office:value-type="float" office:value="8.3264">
            <text:p>8.3264</text:p>
          </table:table-cell>
          <table:table-cell office:value-type="float" office:value="8.3101">
            <text:p>8.3101</text:p>
          </table:table-cell>
          <table:table-cell table:formula="oooc:=AVERAGE([.B11:.D11])" office:value-type="float" office:value="8.31733333333333">
            <text:p>8.3173</text:p>
          </table:table-cell>
          <table:table-cell/>
          <table:table-cell office:value-type="float" office:value="150">
            <text:p>150</text:p>
          </table:table-cell>
          <table:table-cell office:value-type="float" office:value="20.6526">
            <text:p>20.6526</text:p>
          </table:table-cell>
          <table:table-cell office:value-type="float" office:value="20.6776">
            <text:p>20.6776</text:p>
          </table:table-cell>
          <table:table-cell office:value-type="float" office:value="20.6401">
            <text:p>20.6401</text:p>
          </table:table-cell>
          <table:table-cell table:formula="oooc:=AVERAGE([.H11:.J11])" office:value-type="float" office:value="20.6567666666667">
            <text:p>20.6568</text:p>
          </table:table-cell>
          <table:table-cell/>
          <table:table-cell office:value-type="float" office:value="150">
            <text:p>150</text:p>
          </table:table-cell>
          <table:table-cell office:value-type="float" office:value="9.4571">
            <text:p>9.4571</text:p>
          </table:table-cell>
          <table:table-cell office:value-type="float" office:value="9.2692">
            <text:p>9.2692</text:p>
          </table:table-cell>
          <table:table-cell office:value-type="float" office:value="9.3162">
            <text:p>9.3162</text:p>
          </table:table-cell>
          <table:table-cell table:formula="oooc:=AVERAGE([.N11:.P11])" office:value-type="float" office:value="9.3475">
            <text:p>9.347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.2276">
            <text:p>8.2276</text:p>
          </table:table-cell>
          <table:table-cell office:value-type="float" office:value="8.2442">
            <text:p>8.2442</text:p>
          </table:table-cell>
          <table:table-cell office:value-type="float" office:value="8.205">
            <text:p>8.2050</text:p>
          </table:table-cell>
          <table:table-cell table:formula="oooc:=AVERAGE([.B12:.D12])" office:value-type="float" office:value="8.2256">
            <text:p>8.2256</text:p>
          </table:table-cell>
          <table:table-cell/>
          <table:table-cell office:value-type="float" office:value="75">
            <text:p>75</text:p>
          </table:table-cell>
          <table:table-cell office:value-type="float" office:value="21.5862">
            <text:p>21.5862</text:p>
          </table:table-cell>
          <table:table-cell office:value-type="float" office:value="21.5393">
            <text:p>21.5393</text:p>
          </table:table-cell>
          <table:table-cell office:value-type="float" office:value="21.5383">
            <text:p>21.5383</text:p>
          </table:table-cell>
          <table:table-cell table:formula="oooc:=AVERAGE([.H12:.J12])" office:value-type="float" office:value="21.5546">
            <text:p>21.5546</text:p>
          </table:table-cell>
          <table:table-cell/>
          <table:table-cell office:value-type="float" office:value="75">
            <text:p>75</text:p>
          </table:table-cell>
          <table:table-cell office:value-type="float" office:value="8.9325">
            <text:p>8.9325</text:p>
          </table:table-cell>
          <table:table-cell office:value-type="float" office:value="8.7435">
            <text:p>8.7435</text:p>
          </table:table-cell>
          <table:table-cell office:value-type="float" office:value="8.6349">
            <text:p>8.6349</text:p>
          </table:table-cell>
          <table:table-cell table:formula="oooc:=AVERAGE([.N12:.P12])" office:value-type="float" office:value="8.7703">
            <text:p>8.770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.8332">
            <text:p>8.8332</text:p>
          </table:table-cell>
          <table:table-cell office:value-type="float" office:value="8.8161">
            <text:p>8.8161</text:p>
          </table:table-cell>
          <table:table-cell office:value-type="float" office:value="8.8151">
            <text:p>8.8151</text:p>
          </table:table-cell>
          <table:table-cell table:formula="oooc:=AVERAGE([.B13:.D13])" office:value-type="float" office:value="8.82146666666667">
            <text:p>8.8215</text:p>
          </table:table-cell>
          <table:table-cell/>
          <table:table-cell office:value-type="float" office:value="37">
            <text:p>37</text:p>
          </table:table-cell>
          <table:table-cell office:value-type="float" office:value="24.2697">
            <text:p>24.2697</text:p>
          </table:table-cell>
          <table:table-cell office:value-type="float" office:value="24.2955">
            <text:p>24.2955</text:p>
          </table:table-cell>
          <table:table-cell office:value-type="float" office:value="24.158">
            <text:p>24.1580</text:p>
          </table:table-cell>
          <table:table-cell table:formula="oooc:=AVERAGE([.H13:.J13])" office:value-type="float" office:value="24.2410666666667">
            <text:p>24.2411</text:p>
          </table:table-cell>
          <table:table-cell/>
          <table:table-cell office:value-type="float" office:value="37">
            <text:p>37</text:p>
          </table:table-cell>
          <table:table-cell office:value-type="float" office:value="8.9965">
            <text:p>8.9965</text:p>
          </table:table-cell>
          <table:table-cell office:value-type="float" office:value="8.7514">
            <text:p>8.7514</text:p>
          </table:table-cell>
          <table:table-cell office:value-type="float" office:value="8.7193">
            <text:p>8.7193</text:p>
          </table:table-cell>
          <table:table-cell table:formula="oooc:=AVERAGE([.N13:.P13])" office:value-type="float" office:value="8.8224">
            <text:p>8.822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6358">
            <text:p>9.6358</text:p>
          </table:table-cell>
          <table:table-cell office:value-type="float" office:value="9.6528">
            <text:p>9.6528</text:p>
          </table:table-cell>
          <table:table-cell office:value-type="float" office:value="9.6291">
            <text:p>9.6291</text:p>
          </table:table-cell>
          <table:table-cell table:formula="oooc:=AVERAGE([.B14:.D14])" office:value-type="float" office:value="9.63923333333333">
            <text:p>9.6392</text:p>
          </table:table-cell>
          <table:table-cell/>
          <table:table-cell office:value-type="float" office:value="18">
            <text:p>18</text:p>
          </table:table-cell>
          <table:table-cell office:value-type="float" office:value="27.2382">
            <text:p>27.2382</text:p>
          </table:table-cell>
          <table:table-cell office:value-type="float" office:value="27.3124">
            <text:p>27.3124</text:p>
          </table:table-cell>
          <table:table-cell office:value-type="float" office:value="27.2726">
            <text:p>27.2726</text:p>
          </table:table-cell>
          <table:table-cell table:formula="oooc:=AVERAGE([.H14:.J14])" office:value-type="float" office:value="27.2744">
            <text:p>27.2744</text:p>
          </table:table-cell>
          <table:table-cell/>
          <table:table-cell office:value-type="float" office:value="18">
            <text:p>18</text:p>
          </table:table-cell>
          <table:table-cell office:value-type="float" office:value="9.1546">
            <text:p>9.1546</text:p>
          </table:table-cell>
          <table:table-cell office:value-type="float" office:value="9.2077">
            <text:p>9.2077</text:p>
          </table:table-cell>
          <table:table-cell office:value-type="float" office:value="9.3452">
            <text:p>9.3452</text:p>
          </table:table-cell>
          <table:table-cell table:formula="oooc:=AVERAGE([.N14:.P14])" office:value-type="float" office:value="9.23583333333333">
            <text:p>9.235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.14">
            <text:p>10.1400</text:p>
          </table:table-cell>
          <table:table-cell office:value-type="float" office:value="10.1531">
            <text:p>10.1531</text:p>
          </table:table-cell>
          <table:table-cell office:value-type="float" office:value="10.133">
            <text:p>10.1330</text:p>
          </table:table-cell>
          <table:table-cell table:formula="oooc:=AVERAGE([.B15:.D15])" office:value-type="float" office:value="10.1420333333333">
            <text:p>10.1420</text:p>
          </table:table-cell>
          <table:table-cell/>
          <table:table-cell office:value-type="float" office:value="9">
            <text:p>9</text:p>
          </table:table-cell>
          <table:table-cell office:value-type="float" office:value="29.5755">
            <text:p>29.5755</text:p>
          </table:table-cell>
          <table:table-cell office:value-type="float" office:value="29.6011">
            <text:p>29.6011</text:p>
          </table:table-cell>
          <table:table-cell office:value-type="float" office:value="29.6628">
            <text:p>29.6628</text:p>
          </table:table-cell>
          <table:table-cell table:formula="oooc:=AVERAGE([.H15:.J15])" office:value-type="float" office:value="29.6131333333333">
            <text:p>29.6131</text:p>
          </table:table-cell>
          <table:table-cell/>
          <table:table-cell office:value-type="float" office:value="9">
            <text:p>9</text:p>
          </table:table-cell>
          <table:table-cell office:value-type="float" office:value="9.6996">
            <text:p>9.6996</text:p>
          </table:table-cell>
          <table:table-cell office:value-type="float" office:value="9.6829">
            <text:p>9.6829</text:p>
          </table:table-cell>
          <table:table-cell office:value-type="float" office:value="9.6003">
            <text:p>9.6003</text:p>
          </table:table-cell>
          <table:table-cell table:formula="oooc:=AVERAGE([.N15:.P15])" office:value-type="float" office:value="9.66093333333333">
            <text:p>9.66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4125">
            <text:p>10.4125</text:p>
          </table:table-cell>
          <table:table-cell office:value-type="float" office:value="10.414">
            <text:p>10.4140</text:p>
          </table:table-cell>
          <table:table-cell office:value-type="float" office:value="10.4341">
            <text:p>10.4341</text:p>
          </table:table-cell>
          <table:table-cell table:formula="oooc:=AVERAGE([.B16:.D16])" office:value-type="float" office:value="10.4202">
            <text:p>10.4202</text:p>
          </table:table-cell>
          <table:table-cell/>
          <table:table-cell office:value-type="float" office:value="4">
            <text:p>4</text:p>
          </table:table-cell>
          <table:table-cell office:value-type="float" office:value="30.9959">
            <text:p>30.9959</text:p>
          </table:table-cell>
          <table:table-cell office:value-type="float" office:value="30.9643">
            <text:p>30.9643</text:p>
          </table:table-cell>
          <table:table-cell office:value-type="float" office:value="30.9595">
            <text:p>30.9595</text:p>
          </table:table-cell>
          <table:table-cell table:formula="oooc:=AVERAGE([.H16:.J16])" office:value-type="float" office:value="30.9732333333333">
            <text:p>30.9732</text:p>
          </table:table-cell>
          <table:table-cell/>
          <table:table-cell office:value-type="float" office:value="4">
            <text:p>4</text:p>
          </table:table-cell>
          <table:table-cell office:value-type="float" office:value="9.67">
            <text:p>9.6700</text:p>
          </table:table-cell>
          <table:table-cell office:value-type="float" office:value="9.6006">
            <text:p>9.6006</text:p>
          </table:table-cell>
          <table:table-cell office:value-type="float" office:value="9.8713">
            <text:p>9.8713</text:p>
          </table:table-cell>
          <table:table-cell table:formula="oooc:=AVERAGE([.N16:.P16])" office:value-type="float" office:value="9.71396666666667">
            <text:p>9.71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352">
            <text:p>10.5352</text:p>
          </table:table-cell>
          <table:table-cell office:value-type="float" office:value="10.4886">
            <text:p>10.4886</text:p>
          </table:table-cell>
          <table:table-cell office:value-type="float" office:value="10.529">
            <text:p>10.5290</text:p>
          </table:table-cell>
          <table:table-cell table:formula="oooc:=AVERAGE([.B17:.D17])" office:value-type="float" office:value="10.5176">
            <text:p>10.5176</text:p>
          </table:table-cell>
          <table:table-cell/>
          <table:table-cell office:value-type="float" office:value="2">
            <text:p>2</text:p>
          </table:table-cell>
          <table:table-cell office:value-type="float" office:value="31.5819">
            <text:p>31.5819</text:p>
          </table:table-cell>
          <table:table-cell office:value-type="float" office:value="31.5292">
            <text:p>31.5292</text:p>
          </table:table-cell>
          <table:table-cell office:value-type="float" office:value="31.5113">
            <text:p>31.5113</text:p>
          </table:table-cell>
          <table:table-cell table:formula="oooc:=AVERAGE([.H17:.J17])" office:value-type="float" office:value="31.5408">
            <text:p>31.5408</text:p>
          </table:table-cell>
          <table:table-cell/>
          <table:table-cell office:value-type="float" office:value="2">
            <text:p>2</text:p>
          </table:table-cell>
          <table:table-cell office:value-type="float" office:value="9.5742">
            <text:p>9.5742</text:p>
          </table:table-cell>
          <table:table-cell office:value-type="float" office:value="9.6127">
            <text:p>9.6127</text:p>
          </table:table-cell>
          <table:table-cell office:value-type="float" office:value="9.6242">
            <text:p>9.6242</text:p>
          </table:table-cell>
          <table:table-cell table:formula="oooc:=AVERAGE([.N17:.P17])" office:value-type="float" office:value="9.6037">
            <text:p>9.60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5457">
            <text:p>10.5457</text:p>
          </table:table-cell>
          <table:table-cell office:value-type="float" office:value="10.6333">
            <text:p>10.6333</text:p>
          </table:table-cell>
          <table:table-cell office:value-type="float" office:value="10.5775">
            <text:p>10.5775</text:p>
          </table:table-cell>
          <table:table-cell table:formula="oooc:=AVERAGE([.B18:.D18])" office:value-type="float" office:value="10.5855">
            <text:p>10.5855</text:p>
          </table:table-cell>
          <table:table-cell/>
          <table:table-cell office:value-type="float" office:value="1">
            <text:p>1</text:p>
          </table:table-cell>
          <table:table-cell office:value-type="float" office:value="32.0446">
            <text:p>32.0446</text:p>
          </table:table-cell>
          <table:table-cell office:value-type="float" office:value="31.8742">
            <text:p>31.8742</text:p>
          </table:table-cell>
          <table:table-cell office:value-type="float" office:value="31.9109">
            <text:p>31.9109</text:p>
          </table:table-cell>
          <table:table-cell table:formula="oooc:=AVERAGE([.H18:.J18])" office:value-type="float" office:value="31.9432333333333">
            <text:p>31.9432</text:p>
          </table:table-cell>
          <table:table-cell/>
          <table:table-cell office:value-type="float" office:value="1">
            <text:p>1</text:p>
          </table:table-cell>
          <table:table-cell office:value-type="float" office:value="9.5883">
            <text:p>9.5883</text:p>
          </table:table-cell>
          <table:table-cell office:value-type="float" office:value="9.6749">
            <text:p>9.6749</text:p>
          </table:table-cell>
          <table:table-cell office:value-type="float" office:value="9.5917">
            <text:p>9.5917</text:p>
          </table:table-cell>
          <table:table-cell table:formula="oooc:=AVERAGE([.N18:.P18])" office:value-type="float" office:value="9.6183">
            <text:p>9.6183</text:p>
          </table:table-cell>
        </table:table-row>
        <table:table-row table:style-name="ro1">
          <table:table-cell>
            <draw:frame table:end-cell-address="Hoja1.E34" table:end-x="0.842cm" table:end-y="0.305cm" draw:z-index="0" svg:width="7.999cm" svg:height="6.999cm" svg:x="1.874cm" svg:y="0.079cm">
              <draw:object draw:notify-on-update-of-ranges="Hoja1.A9:Hoja1.A18 Hoja1.E9:Hoja1.E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4"/>
          <table:table-cell/>
          <table:table-cell>
            <draw:frame table:end-cell-address="Hoja1.K34" table:end-x="0.651cm" table:end-y="0.305cm" draw:z-index="1" svg:width="7.999cm" svg:height="6.999cm" svg:x="1.684cm" svg:y="0.079cm">
              <draw:object draw:notify-on-update-of-ranges="Hoja1.G9:Hoja1.G18 Hoja1.K9:Hoja1.K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/>
          <table:table-cell>
            <draw:frame table:end-cell-address="Hoja1.Q34" table:end-x="0.854cm" table:end-y="0.304cm" draw:z-index="2" svg:width="7.999cm" svg:height="6.999cm" svg:x="1.886cm" svg:y="0.078cm">
              <draw:object draw:notify-on-update-of-ranges="Hoja1.M9:Hoja1.M18 Hoja1.Q9:Hoja1.Q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es" fo:country="ES" style:font-name-asian="Luxi Sans1" style:language-asian="none" style:country-asian="none" style:font-name-complex="Luxi Sans1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5">
      <number:number number:decimal-places="4" number:min-integer-digits="1"/>
    </number:number-style>
    <number:number-style style:name="N5106" number:language="en" number:country="US">
      <number:number number:decimal-places="4" number:min-integer-digits="1"/>
    </number:number-style>
    <number:number-style style:name="N5107" number:language="en" number:country="US">
      <number:number number:decimal-places="3" number:min-integer-digits="1"/>
    </number:number-style>
    <number:number-style style:name="N5108" number:language="en" number:country="US">
      <number:number number:decimal-places="5" number:min-integer-digits="1"/>
    </number:number-style>
    <number:number-style style:name="N5109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31">31/10/2006</text:date>, <text:time>20:00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0-25T13:51:52</meta:creation-date>
    <dc:date>2006-10-31T20:00:48</dc:date>
    <meta:print-date>2006-10-25T17:46:43</meta:print-date>
    <dc:language>es-ES</dc:language>
    <meta:editing-cycles>8</meta:editing-cycles>
    <meta:editing-duration>PT36M21S</meta:editing-duration>
    <meta:user-defined meta:name="Info 1"/>
    <meta:user-defined meta:name="Info 2"/>
    <meta:user-defined meta:name="Info 3"/>
    <meta:user-defined meta:name="Info 4"/>
    <meta:document-statistic meta:table-count="3" meta:cell-count="1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106" number:language="en" number:country="US">
      <number:number number:decimal-places="4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3pt" style:font-family-asian="'Luxi Sans'" style:font-pitch-asian="variable" style:font-size-asian="13pt" style:font-family-complex="'Luxi Sans'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 style:data-style-name="N5106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Luxi Sans'" style:font-family-generic="swiss" style:font-pitch="variable" fo:font-size="6pt" style:font-family-asian="'Luxi Sans'" style:font-pitch-asian="variable" style:font-size-asian="6pt" style:font-family-complex="'Luxi Sans'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0.352cm" svg:y="0.14cm" chart:style-name="ch2">
          <text:p>striping on PIII 1GHz 256KB 128MB</text:p>
        </chart:title>
        <chart:plot-area chart:style-name="ch3" table:cell-range-address="Hoja1.$G$9:.$G$18 Hoja1.$K$9:.$K$18" chart:data-source-has-labels="column" chart:table-number-list="0 0" svg:x="0.16cm" svg:y="0.97cm" svg:width="7.68cm" svg:height="5.89cm">
          <chart:axis chart:dimension="x" chart:name="primary-x" chart:style-name="ch4">
            <chart:title svg:x="4.416cm" svg:y="6.454cm" chart:style-name="ch5">
              <text:p>stripes</text:p>
            </chart:title>
            <chart:categories table:cell-range-address="local-table.A2:.A11"/>
          </chart:axis>
          <chart:axis chart:dimension="y" chart:name="primary-y" chart:style-name="ch6">
            <chart:title svg:x="0.16cm" svg:y="4.329cm" chart:style-name="ch5">
              <text:p>mean runtime</text:p>
            </chart:title>
            <chart:grid chart:class="major"/>
          </chart:axis>
          <chart:series chart:style-name="ch7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600</text:p>
              </table:table-cell>
              <table:table-cell office:value-type="float" office:value="23.9605">
                <text:p>23.96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.3217333333333">
                <text:p>22.3217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.6567666666667">
                <text:p>20.6567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5546">
                <text:p>21.5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2410666666667">
                <text:p>24.2410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2744">
                <text:p>27.2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6131333333333">
                <text:p>29.6131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9732333333333">
                <text:p>30.973233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408">
                <text:p>31.540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1.9432333333333">
                <text:p>31.943233333333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106" number:language="en" number:country="US">
      <number:number number:decimal-places="4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3pt" style:font-family-asian="'Luxi Sans'" style:font-pitch-asian="variable" style:font-size-asian="13pt" style:font-family-complex="'Luxi Sans'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 style:data-style-name="N5106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Luxi Sans'" style:font-family-generic="swiss" style:font-pitch="variable" fo:font-size="6pt" style:font-family-asian="'Luxi Sans'" style:font-pitch-asian="variable" style:font-size-asian="6pt" style:font-family-complex="'Luxi Sans'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0.311cm" svg:y="0.14cm" chart:style-name="ch2">
          <text:p>striping on Athlon 2GHz 256KB 2GB</text:p>
        </chart:title>
        <chart:plot-area chart:style-name="ch3" table:cell-range-address="Hoja1.$A$9:.$A$18 Hoja1.$E$9:.$E$18" chart:data-source-has-labels="column" chart:table-number-list="0 0" svg:x="0.16cm" svg:y="0.97cm" svg:width="7.68cm" svg:height="5.89cm">
          <chart:axis chart:dimension="x" chart:name="primary-x" chart:style-name="ch4">
            <chart:title svg:x="4.417cm" svg:y="6.455cm" chart:style-name="ch5">
              <text:p>stripes</text:p>
            </chart:title>
            <chart:categories table:cell-range-address="local-table.A2:.A11"/>
          </chart:axis>
          <chart:axis chart:dimension="y" chart:name="primary-y" chart:style-name="ch6">
            <chart:title svg:x="0.16cm" svg:y="4.329cm" chart:style-name="ch5">
              <text:p>mean runtime</text:p>
            </chart:title>
            <chart:grid chart:class="major"/>
          </chart:axis>
          <chart:series chart:style-name="ch7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600</text:p>
              </table:table-cell>
              <table:table-cell office:value-type="float" office:value="9.8965">
                <text:p>9.89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17193333333333">
                <text:p>9.1719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31733333333333">
                <text:p>8.317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2256">
                <text:p>8.2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82146666666667">
                <text:p>8.8214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63923333333333">
                <text:p>9.6392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1420333333333">
                <text:p>10.1420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4202">
                <text:p>10.42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176">
                <text:p>10.517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.5855">
                <text:p>10.5855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106" number:language="en" number:country="US">
      <number:number number:decimal-places="4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3pt" style:font-family-asian="'Luxi Sans'" style:font-pitch-asian="variable" style:font-size-asian="13pt" style:font-family-complex="'Luxi Sans'" style:font-pitch-complex="variable" style:font-size-complex="1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 style:data-style-name="N5106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pitch-asian="variable" style:font-size-asian="7pt" style:font-family-complex="'Luxi Sans'" style:font-pitch-complex="variable" style:font-size-complex="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'Luxi Sans'" style:font-family-generic="swiss" style:font-pitch="variable" fo:font-size="6pt" style:font-family-asian="'Luxi Sans'" style:font-pitch-asian="variable" style:font-size-asian="6pt" style:font-family-complex="'Luxi Sans'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0.111cm" svg:y="0.14cm" chart:style-name="ch2">
          <text:p>striping on Xeon 2.66GHz 512KB 1GB</text:p>
        </chart:title>
        <chart:plot-area chart:style-name="ch3" table:cell-range-address="Hoja1.$M$9:.$M$18 Hoja1.$Q$9:.$Q$18" chart:data-source-has-labels="column" chart:table-number-list="0 0" svg:x="0.16cm" svg:y="0.97cm" svg:width="7.68cm" svg:height="5.89cm">
          <chart:axis chart:dimension="x" chart:name="primary-x" chart:style-name="ch4">
            <chart:title svg:x="4.421cm" svg:y="6.459cm" chart:style-name="ch5">
              <text:p>stripes</text:p>
            </chart:title>
            <chart:categories table:cell-range-address="local-table.A2:.A11"/>
          </chart:axis>
          <chart:axis chart:dimension="y" chart:name="primary-y" chart:style-name="ch6">
            <chart:title svg:x="0.16cm" svg:y="4.329cm" chart:style-name="ch5">
              <text:p>mean runtime</text:p>
            </chart:title>
            <chart:grid chart:class="major"/>
          </chart:axis>
          <chart:series chart:style-name="ch7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string">
                <text:p>600</text:p>
              </table:table-cell>
              <table:table-cell office:value-type="float" office:value="11.9867666666667">
                <text:p>11.9867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5761">
                <text:p>10.57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3475">
                <text:p>9.3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7703">
                <text:p>8.77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8224">
                <text:p>8.8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23583333333333">
                <text:p>9.235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66093333333333">
                <text:p>9.6609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71396666666667">
                <text:p>9.7139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6037">
                <text:p>9.603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.6183">
                <text:p>9.6183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